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yCommand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Command.setFromKey( String from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Command.execute( 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pyCommand.getFrom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Command.getTo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Command.setToKey( String to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Command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